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3ad9"/>
    </style:style>
    <style:style style:name="P2" style:family="paragraph" style:parent-style-name="Standard">
      <style:text-properties officeooo:paragraph-rsid="0007a59b"/>
    </style:style>
    <style:style style:name="P3" style:family="paragraph" style:parent-style-name="Standard">
      <style:text-properties officeooo:paragraph-rsid="00098e45"/>
    </style:style>
    <style:style style:name="P4" style:family="paragraph" style:parent-style-name="Standard">
      <style:text-properties officeooo:paragraph-rsid="000bbec9"/>
    </style:style>
    <style:style style:name="P5" style:family="paragraph" style:parent-style-name="Standard">
      <style:text-properties officeooo:paragraph-rsid="000dee7e"/>
    </style:style>
    <style:style style:name="P6" style:family="paragraph" style:parent-style-name="Standard">
      <style:text-properties officeooo:paragraph-rsid="000e4f83"/>
    </style:style>
    <style:style style:name="P7" style:family="paragraph" style:parent-style-name="Standard">
      <style:text-properties officeooo:paragraph-rsid="000efb7d"/>
    </style:style>
    <style:style style:name="P8" style:family="paragraph" style:parent-style-name="Standard">
      <style:text-properties officeooo:paragraph-rsid="000f2ae4"/>
    </style:style>
    <style:style style:name="P9" style:family="paragraph" style:parent-style-name="Standard">
      <style:text-properties officeooo:paragraph-rsid="00110154"/>
    </style:style>
    <style:style style:name="T1" style:family="text">
      <style:text-properties officeooo:rsid="00063ad9"/>
    </style:style>
    <style:style style:name="T2" style:family="text">
      <style:text-properties officeooo:rsid="0007a59b"/>
    </style:style>
    <style:style style:name="T3" style:family="text">
      <style:text-properties officeooo:rsid="00098e45"/>
    </style:style>
    <style:style style:name="T4" style:family="text">
      <style:text-properties officeooo:rsid="000bbec9"/>
    </style:style>
    <style:style style:name="T5" style:family="text">
      <style:text-properties officeooo:rsid="000dee7e"/>
    </style:style>
    <style:style style:name="T6" style:family="text">
      <style:text-properties officeooo:rsid="000e4f83"/>
    </style:style>
    <style:style style:name="T7" style:family="text">
      <style:text-properties officeooo:rsid="000efb7d"/>
    </style:style>
    <style:style style:name="T8" style:family="text">
      <style:text-properties officeooo:rsid="000f2ae4"/>
    </style:style>
    <style:style style:name="T9" style:family="text">
      <style:text-properties officeooo:rsid="001101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chitectural scope:</text:span></text:p>
      <text:p text:style-name="P1"><text:span text:style-name="T1"/></text:p>
      <text:p text:style-name="P5"><text:span text:style-name="T5">We used Firebase as our persistant infrastructure to store the uploaded media, its metadata and the hash values that will be used for cryptograhy purposes. <text:s/></text:span><text:span text:style-name="T6">The sending and receiving of files will be handled using REST API which is also a component of firebase. <text:s/>Firebase uses object relational mapping which allows us to store the potential digital evidence as objects and not in relations.</text:span></text:p>
      <text:p text:style-name="P6"><text:span text:style-name="T6">The system will be accessed using Mobile/Android Applications clients through the use of ngCordova, <text:s/>browser clients which is were ionic's web base framework comes in and web services client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echnologies:</text:span></text:p>
      <text:p text:style-name="P1"><text:span text:style-name="T1"><text:line-break/>Technologies Used in the development of our Application are stated below along with why the choice was made and it's benefits.</text:span></text:p>
      <text:p text:style-name="P1"><text:span text:style-name="T1"/></text:p>
      <text:p text:style-name="P1"><text:span text:style-name="T1">#Ionic framework</text:span></text:p>
      <text:p text:style-name="P1"><text:span text:style-name="T1">Ionic framework is a great framework that supports hybrid application which has many benefits, specifically in terms of access to third party code , speed development and <text:s/>platform support.</text:span></text:p>
      <text:p text:style-name="P2"><text:span text:style-name="T2">It is an Model-View-Controller framework which separates concerns, aloowing re-use of the business logic; it enables parallel development by separate teams which is ideal when working in a project such as this one. <text:s/>The MVC framwoek uses angularjs for controllers and services, HTML for view and JSOn for the model which are all popular and easy to learn languages.</text:span></text:p>
      <text:p text:style-name="P2"><text:span text:style-name="T2"/></text:p>
      <text:p text:style-name="P2"><text:span text:style-name="T2">#ngCordova</text:span></text:p>
      <text:p text:style-name="P2"><text:span text:style-name="T2">ngCordova is a collection of 63+ angularjs extension ontop of the cordova API that make it easy to build, test and deploy Cordova applications with AngularJS, <text:s/>ngCordova uses packages and libraries, compiles source code and deploys the source code to Apk (android), Xap (windows mobile) and ipa (ios).</text:span></text:p>
      <text:p text:style-name="P2"><text:span text:style-name="T2"/></text:p>
      <text:p text:style-name="P2"><text:span text:style-name="T2">#Firebase</text:span></text:p>
      <text:p text:style-name="P3"><text:span text:style-name="T3">Firebase is a google cloud server which powers the applications backend, this covers data storage, user aiuthentication, static hosting and more. <text:s/>The data will be stored as a JSON string and synchronized to every connected client. <text:s/>Firebase easily authenticates users across all platform SDK in just a few lines of code. <text:s/>It uses Obkect reational mapping and and REST API.</text:span></text:p>
      <text:p text:style-name="P4"><text:span text:style-name="T4">Security provided by firebase includes:</text:span></text:p>
      <text:p text:style-name="P4"><text:span text:style-name="T4">#authentication API-who the user is</text:span></text:p>
      <text:p text:style-name="P4"><text:span text:style-name="T4">#Support SSL on all clients</text:span></text:p>
      <text:p text:style-name="P4"><text:span text:style-name="T4">#Uses Bcrypt for password storage</text:span></text:p>
      <text:p text:style-name="P4"><text:span text:style-name="T4">#Uses the JSON Web Token for standard credentials</text:span></text:p>
      <text:p text:style-name="P4"><text:span text:style-name="T4"># Generate Server-Signed Tokens</text:span></text:p>
      <text:p text:style-name="P4"><text:span text:style-name="T4"># All security Logc is put in one pace</text:span></text:p>
      <text:p text:style-name="P4"><text:span text:style-name="T4">The benefits of Firebase:</text:span></text:p>
      <text:p text:style-name="P4"><text:span text:style-name="T4">Scaability-operations occur local/client side</text:span></text:p>
      <text:p text:style-name="P4"><text:span text:style-name="T4">flexibility- No metadata to manage</text:span></text:p>
      <text:p text:style-name="P4"><text:span text:style-name="T4"/></text:p>
      <text:p text:style-name="P7"><text:span text:style-name="T7">reference:</text:span></text:p>
      <text:p text:style-name="P8"><text:span text:style-name="T8"># All About Ionic</text:span><text:span text:style-name="T7"> (author and date unknown) Available from:</text:span></text:p>
      <text:p text:style-name="P7"><text:a xlink:type="simple" xlink:href="http://ionicframework.com/docs/guide/preface.html%5BAccessed"><text:span text:style-name="T7">http://ionicframework.com/docs/guide/preface.html[Accessed</text:span></text:a><text:a xlink:type="simple" xlink:href="http://ionicframework.com/docs/guide/preface.html%5BAccessed:31"><text:span text:style-name="T7">: 31</text:span></text:a><text:span text:style-name="T7"> july 2015]</text:span></text:p>
      <text:p text:style-name="P7"><text:span text:style-name="T7"/></text:p>
      <text:p text:style-name="P7"><text:span text:style-name="T7"/></text:p>
      <text:p text:style-name="P8"><text:soft-page-break/><text:span text:style-name="T8"># <text:s/></text:span><text:a xlink:type="simple" xlink:href="http://stackoverflow.com/questions/31011051/why-use-ngcordova"><text:span text:style-name="T8">Why use ngcordova</text:span></text:a><text:span text:style-name="T7"> (author and date unknown) Available from:</text:span></text:p>
      <text:p text:style-name="P8"><text:a xlink:type="simple" xlink:href="http://stackoverflow.com/questions/31011051/why-use-ngcordova"><text:span text:style-name="T8">http://stackoverflow.com/questions/31011051/why-use-ngcordova</text:span></text:a><text:span text:style-name="T8">[Accessed:</text:span><text:span text:style-name="T7"> </text:span><text:a xlink:type="simple" xlink:href="http://ionicframework.com/docs/guide/preface.html%5BAccessed:31"><text:span text:style-name="T7">31</text:span></text:a><text:span text:style-name="T7"> july 2015]</text:span></text:p>
      <text:p text:style-name="P8"><text:span text:style-name="T7"/></text:p>
      <text:p text:style-name="P9"><text:span text:style-name="T9"># </text:span><text:span text:style-name="T8"><text:s text:c="2"/>Features </text:span><text:span text:style-name="T7"><text:s/>(author and date unknown) Available from:</text:span></text:p>
      <text:p text:style-name="P9"><text:a xlink:type="simple" xlink:href="https://www.firebase.com/features.html"><text:span text:style-name="T9">https://www.firebase.com/features.html</text:span></text:a><text:span text:style-name="T9"> </text:span><text:span text:style-name="T8">[Accessed:</text:span><text:span text:style-name="T7"> </text:span><text:a xlink:type="simple" xlink:href="http://ionicframework.com/docs/guide/preface.html%5BAccessed:31"><text:span text:style-name="T7">31</text:span></text:a><text:span text:style-name="T7"> july 2015]</text:span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5-07-31T17:07:34</meta:creation-date>
    <dc:date>2015-07-31T19:45:21</dc:date>
    <dc:creator>pepe </dc:creator>
    <meta:editing-duration>PT2H21M20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2" meta:paragraph-count="29" meta:word-count="413" meta:character-count="2772" meta:non-whitespace-character-count="2371"/>
  </office:meta>
</office:document-meta>
</file>